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cm" style:rel-width="100%" table:align="left"/>
    </style:style>
    <style:style style:name="Table1.A" style:family="table-column">
      <style:table-column-properties style:column-width="17.59cm" style:rel-column-width="65535*"/>
    </style:style>
    <style:style style:name="Table1.A1" style:family="table-cell">
      <style:table-cell-properties style:vertical-align="middle" fo:padding="0.049cm" fo:border="none"/>
    </style:style>
    <style:style style:name="P1" style:family="paragraph" style:parent-style-name="Table_20_Contents">
      <style:paragraph-properties fo:text-align="center" style:justify-single-word="false"/>
    </style:style>
    <style:style style:name="P2" style:family="paragraph" style:parent-style-name="Table_20_Contents" style:list-style-name="L1"/>
    <style:style style:name="P3" style:family="paragraph" style:parent-style-name="Table_20_Contents" style:list-style-name="L2"/>
    <style:style style:name="P4" style:family="paragraph" style:parent-style-name="Table_20_Contents" style:list-style-name="L3"/>
    <style:style style:name="P5" style:family="paragraph" style:parent-style-name="Table_20_Contents" style:list-style-name="L4"/>
    <style:style style:name="P6" style:family="paragraph" style:parent-style-name="Table_20_Contents" style:list-style-name="L5"/>
    <style:style style:name="P7" style:family="paragraph" style:parent-style-name="Table_20_Contents" style:list-style-name="L6"/>
    <style:style style:name="P8" style:family="paragraph" style:parent-style-name="Table_20_Contents" style:list-style-name="L7"/>
    <style:style style:name="P9" style:family="paragraph" style:parent-style-name="Table_20_Contents" style:list-style-name="L8"/>
    <style:style style:name="P10" style:family="paragraph" style:parent-style-name="Table_20_Contents" style:list-style-name="L9"/>
    <style:style style:name="P11" style:family="paragraph" style:parent-style-name="Table_20_Contents" style:list-style-name="L10"/>
    <style:style style:name="P12" style:family="paragraph" style:parent-style-name="Table_20_Contents" style:list-style-name="L11"/>
    <style:style style:name="P13" style:family="paragraph" style:parent-style-name="Table_20_Contents" style:list-style-name="L12"/>
    <style:style style:name="P14" style:family="paragraph" style:parent-style-name="Table_20_Contents" style:list-style-name="L13"/>
    <style:style style:name="P15" style:family="paragraph" style:parent-style-name="Table_20_Contents" style:list-style-name="L14"/>
    <style:style style:name="P16" style:family="paragraph" style:parent-style-name="Table_20_Contents" style:list-style-name="L15"/>
    <style:style style:name="P17" style:family="paragraph" style:parent-style-name="Table_20_Contents" style:list-style-name="L16"/>
    <style:style style:name="P18" style:family="paragraph" style:parent-style-name="Table_20_Contents" style:list-style-name="L17"/>
    <style:style style:name="P19" style:family="paragraph" style:parent-style-name="Table_20_Contents" style:list-style-name="L18"/>
    <style:style style:name="P20" style:family="paragraph" style:parent-style-name="Table_20_Contents" style:list-style-name="L19"/>
    <style:style style:name="P21" style:family="paragraph" style:parent-style-name="Table_20_Contents" style:list-style-name="L20"/>
    <style:style style:name="P22" style:family="paragraph" style:parent-style-name="Table_20_Contents" style:list-style-name="L21"/>
    <style:style style:name="P23" style:family="paragraph" style:parent-style-name="Table_20_Contents">
      <style:paragraph-properties fo:margin-top="0cm" fo:margin-bottom="0.499cm"/>
    </style:style>
    <style:style style:name="P24" style:family="paragraph" style:parent-style-name="Table_20_Contents" style:list-style-name="L1">
      <style:paragraph-properties fo:margin-top="0cm" fo:margin-bottom="0.499cm"/>
    </style:style>
    <style:style style:name="P25" style:family="paragraph" style:parent-style-name="Table_20_Contents" style:list-style-name="L2">
      <style:paragraph-properties fo:margin-top="0cm" fo:margin-bottom="0.499cm"/>
    </style:style>
    <style:style style:name="P26" style:family="paragraph" style:parent-style-name="Table_20_Contents" style:list-style-name="L3">
      <style:paragraph-properties fo:margin-top="0cm" fo:margin-bottom="0.499cm"/>
    </style:style>
    <style:style style:name="P27" style:family="paragraph" style:parent-style-name="Table_20_Contents" style:list-style-name="L4">
      <style:paragraph-properties fo:margin-top="0cm" fo:margin-bottom="0.499cm"/>
    </style:style>
    <style:style style:name="P28" style:family="paragraph" style:parent-style-name="Table_20_Contents" style:list-style-name="L5">
      <style:paragraph-properties fo:margin-top="0cm" fo:margin-bottom="0.499cm"/>
    </style:style>
    <style:style style:name="P29" style:family="paragraph" style:parent-style-name="Table_20_Contents" style:list-style-name="L6">
      <style:paragraph-properties fo:margin-top="0cm" fo:margin-bottom="0.499cm"/>
    </style:style>
    <style:style style:name="P30" style:family="paragraph" style:parent-style-name="Table_20_Contents" style:list-style-name="L7">
      <style:paragraph-properties fo:margin-top="0cm" fo:margin-bottom="0.499cm"/>
    </style:style>
    <style:style style:name="P31" style:family="paragraph" style:parent-style-name="Table_20_Contents" style:list-style-name="L8">
      <style:paragraph-properties fo:margin-top="0cm" fo:margin-bottom="0.499cm"/>
    </style:style>
    <style:style style:name="P32" style:family="paragraph" style:parent-style-name="Table_20_Contents" style:list-style-name="L9">
      <style:paragraph-properties fo:margin-top="0cm" fo:margin-bottom="0.499cm"/>
    </style:style>
    <style:style style:name="P33" style:family="paragraph" style:parent-style-name="Table_20_Contents" style:list-style-name="L10">
      <style:paragraph-properties fo:margin-top="0cm" fo:margin-bottom="0.499cm"/>
    </style:style>
    <style:style style:name="P34" style:family="paragraph" style:parent-style-name="Table_20_Contents" style:list-style-name="L11">
      <style:paragraph-properties fo:margin-top="0cm" fo:margin-bottom="0.499cm"/>
    </style:style>
    <style:style style:name="P35" style:family="paragraph" style:parent-style-name="Table_20_Contents" style:list-style-name="L12">
      <style:paragraph-properties fo:margin-top="0cm" fo:margin-bottom="0.499cm"/>
    </style:style>
    <style:style style:name="P36" style:family="paragraph" style:parent-style-name="Table_20_Contents" style:list-style-name="L13">
      <style:paragraph-properties fo:margin-top="0cm" fo:margin-bottom="0.499cm"/>
    </style:style>
    <style:style style:name="P37" style:family="paragraph" style:parent-style-name="Table_20_Contents" style:list-style-name="L14">
      <style:paragraph-properties fo:margin-top="0cm" fo:margin-bottom="0.499cm"/>
    </style:style>
    <style:style style:name="P38" style:family="paragraph" style:parent-style-name="Table_20_Contents" style:list-style-name="L15">
      <style:paragraph-properties fo:margin-top="0cm" fo:margin-bottom="0.499cm"/>
    </style:style>
    <style:style style:name="P39" style:family="paragraph" style:parent-style-name="Table_20_Contents" style:list-style-name="L16">
      <style:paragraph-properties fo:margin-top="0cm" fo:margin-bottom="0.499cm"/>
    </style:style>
    <style:style style:name="P40" style:family="paragraph" style:parent-style-name="Table_20_Contents" style:list-style-name="L17">
      <style:paragraph-properties fo:margin-top="0cm" fo:margin-bottom="0.499cm"/>
    </style:style>
    <style:style style:name="P41" style:family="paragraph" style:parent-style-name="Table_20_Contents" style:list-style-name="L18">
      <style:paragraph-properties fo:margin-top="0cm" fo:margin-bottom="0.499cm"/>
    </style:style>
    <style:style style:name="P42" style:family="paragraph" style:parent-style-name="Table_20_Contents" style:list-style-name="L19">
      <style:paragraph-properties fo:margin-top="0cm" fo:margin-bottom="0.499cm"/>
    </style:style>
    <style:style style:name="P43" style:family="paragraph" style:parent-style-name="Table_20_Contents" style:list-style-name="L20">
      <style:paragraph-properties fo:margin-top="0cm" fo:margin-bottom="0.499cm"/>
    </style:style>
    <style:style style:name="P44" style:family="paragraph" style:parent-style-name="Table_20_Contents" style:list-style-name="L21">
      <style:paragraph-properties fo:margin-top="0cm" fo:margin-bottom="0.499cm"/>
    </style:style>
    <style:style style:name="P45" style:family="paragraph" style:parent-style-name="Table_20_Contents">
      <style:paragraph-properties fo:margin-top="0cm" fo:margin-bottom="0.499cm" fo:text-align="center" style:justify-single-word="false"/>
    </style:style>
    <style:style style:name="P46" style:family="paragraph" style:parent-style-name="Heading_20_3">
      <style:paragraph-properties fo:text-align="center" style:justify-single-word="fals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row>
          <table:table-cell table:style-name="Table1.A1" office:value-type="string">
            <text:h text:style-name="P46" text:outline-level="3">REPÚBLICA BOLIVARIANA DE VENEZUELA MINISTERIO DEL PODER POPULAR PARA ECONOMÍA Y FINANZAS</text:h>
            <text:p text:style-name="P1"><text:line-break/>SERVICIO NACIONAL INTEGRADO DE ADMINISTRACIÓN ADUANERA Y TRIBUTARIA<text:line-break/>Providencia Administrativa Nº/SNAT/2011/00071<text:line-break/>Caracas, 08 de noviembre de 2011Años 201º y 152º </text:p>
          </table:table-cell>
        </table:table-row>
        <table:table-row>
          <table:table-cell table:style-name="Table1.A1" office:value-type="string">
            <text:p text:style-name="Table_20_Contents"> </text:p>
          </table:table-cell>
        </table:table-row>
        <table:table-row>
          <table:table-cell table:style-name="Table1.A1" office:value-type="string">
            <text:p text:style-name="P23">El Superintendente del Servicio Nacional Integrado de Administración Aduanera y Tributaria(SENIAT), en ejercicio de las atribuciones establecidas en los numerales 1, 8 y 36 del artículo 4 dela Ley del Servicio Nacional Integrado de Administración Aduanera y Tributaria, y de conformidadcon lo dispuesto en los artículos 54 y 57 del Decreto con Rango Valor y Fuerza de Ley queEstablece el Impuesto al Valor Agregado, en los artículos 5, 63, 64, 65 y 66 de su ReglamentoGeneral, en el artículo 91 de la Ley de Impuesto Sobre la Renta y en el artículo 175 de suReglamento.dicta la siguiente: </text:p>
            <text:p text:style-name="P23"><text:span text:style-name="Strong_20_Emphasis">PROVIDENCIA ADMINISTRATIVA QUE ESTABLECE LAS NORMAS GENERALES DEEMISIÓN DE FACTURAS Y OTROS DOCUMENTOS</text:span></text:p>
            <text:p text:style-name="P23"/>
            <text:p text:style-name="P23"><text:span text:style-name="Strong_20_Emphasis">Capítulo I</text:span></text:p>
            <text:p text:style-name="P23"><text:span text:style-name="Strong_20_Emphasis"/></text:p>
            <text:p text:style-name="P23"><text:span text:style-name="Strong_20_Emphasis">Disposiciones Generales</text:span></text:p>
            <text:p text:style-name="P23"><text:line-break/><text:span text:style-name="Strong_20_Emphasis">Artículo 1 </text:span><text:line-break/>La presente Providencia Administrativa, tiene por objeto establecer las normas que rigen la emisión de facturas, órdenes de entrega o guías de despacho, notas de débito, notas de crédito, y los certificados de débito fiscal exonerado, de conformidad con la normativa que regula la tributación nacional atribuida al Servicio Nacional Integrado de Administración Aduanera y Tributaria(SENIAT).</text:p>
            <text:p text:style-name="P23"><text:span text:style-name="Strong_20_Emphasis">Artículo 2 </text:span><text:line-break/>El régimen previsto la presente Providencia Administrativa será aplicable a: </text:p>
            <text:list xml:id="list187264720" text:style-name="L1">
              <text:list-item>
                <text:p text:style-name="P2">Las personas jurídicas y las entidades económicas sin personalidad jurídica. </text:p>
              </text:list-item>
              <text:list-item>
                <text:p text:style-name="P2">Las personas naturales cuyos ingresos anuales sean superiores a un mil quinientas unidades tributarias (1.500 U.T.). </text:p>
              </text:list-item>
              <text:list-item>
                <text:p text:style-name="P2">Las personas naturales cuyos ingresos anuales sean iguales o inferiores a un mil quinientas unidades tributarias (1.500 U.T.), que sean contribuyentes ordinarios del impuesto al valor agregado. </text:p>
              </text:list-item>
              <text:list-item>
                <text:p text:style-name="P24">Las personas naturales cuyos ingresos anuales sean iguales o inferiores a un mil quinientas unidades tributarias (1.500 U.T.), que no sean contribuyentes ordinarios del impuesto al valor agregado, únicamente cuando emitan facturas que deban ser empleadas como prueba del <text:soft-page-break/>desembolso por el adquirente del bien o el receptor del servicio, conforme a lo previsto en la Ley de Impuesto sobre la Renta. El resto de las facturas emitidas por las personas a las que hace referencia este numeral, deberán emitirse conforme a lo dispuesto en esta Providencia Administrativa o cumpliendo lo establecido en la Providencia Administrativa Nº 1.677, publicada en la Gaceta Oficial de la República Bolivariana de Venezuela Nº 37.661 del 31 de marzo del 2.003. </text:p>
              </text:list-item>
            </text:list>
            <text:p text:style-name="P23"><text:span text:style-name="Strong_20_Emphasis">Artículo 3 </text:span><text:line-break/>Están excluidas de la aplicación de esta Providencia Administrativa las siguientes operaciones:</text:p>
            <text:list xml:id="list2000430495" text:style-name="L2">
              <text:list-item>
                <text:p text:style-name="P3">Las ventas de bienes inmuebles. </text:p>
              </text:list-item>
              <text:list-item>
                <text:p text:style-name="P3">Las importaciones no definitivas de bienes muebles. </text:p>
              </text:list-item>
              <text:list-item>
                <text:p text:style-name="P3">Las operaciones y servicios en general realizados por los bancos, institutos de créditos o empresas regidas por el Decreto Nº 6.287 con Rango, Valor y Fuerza de Ley de Reforma Parcial de la Ley General de Bancos y Otras Instituciones Financieras, incluidas las empresas de arrendamiento financiero y los fondos del mercado monetario; así como las realizadas por las instituciones bancarias de crédito o financieras regidas por leyes especiales, las instituciones y fondos de ahorro, los fondos de pensión, los fondos de retiro y previsión social y las entidades de ahorro y préstamo; con excepción de las operaciones de arrendamiento financiero o leasing en los términos establecidos en el parágrafo primero del artículo 5 del Decreto con Rango, Valor y Fuerza de Ley que Establece el Impuesto al Valor Agregado, las cuales deberán cumplir las disposiciones establecidas en esta Providencia Administrativa. </text:p>
              </text:list-item>
              <text:list-item>
                <text:p text:style-name="P3">Las operaciones realizadas por las bolsas de valores y las bolsas agrícolas, así como la comisión que los puestos de bolsas agrícolas cobren a sus clientes por el servicio prestado por la compra de productos y títulos de origen o destino agropecuario. </text:p>
              </text:list-item>
              <text:list-item>
                <text:p text:style-name="P3">Los servicios prestados bajo relación de dependencia de conformidad con la Ley Orgánica del Trabajo. </text:p>
              </text:list-item>
              <text:list-item>
                <text:p text:style-name="P3">Las actividades y operaciones realizadas por los entes creados por el Ejecutivo Nacional de conformidad con lo dispuesto en el Código Orgánico Tributario, con el objeto de asegurar la administración eficiente de los tributos de su competencia; así como las realizadas por los entes creados por los Estados o Municipios para los mismos fines. </text:p>
              </text:list-item>
              <text:list-item>
                <text:p text:style-name="P3">Los servicios de transporte público nacional de personas por vía terrestre. </text:p>
              </text:list-item>
              <text:list-item>
                <text:p text:style-name="P3">Los servicios médico-asistenciales y odontológicos, de cirugía y hospitalización, prestados por entes públicos. </text:p>
              </text:list-item>
              <text:list-item>
                <text:p text:style-name="P3">Las actividades realizadas por los parques nacionales, zoológicos, museos, centros culturales e instituciones similares, cuando se trate de entes sin fines de lucro exentos de impuesto sobre la renta. </text:p>
              </text:list-item>
              <text:list-item>
                <text:p text:style-name="P3">Los servicios educativos prestados por entes públicos. </text:p>
              </text:list-item>
              <text:list-item>
                <text:p text:style-name="P25">Los servicios de hospedaje, alimentación y sus accesorios, a estudiantes, ancianos, personas con discapacidad, excepcionales o enfermas, cuando sean prestados dentro de una institución destinada exclusivamente a servir a estos usuarios, siempre que esté exenta del impuesto sobre la renta. </text:p>
              </text:list-item>
            </text:list>
            <text:p text:style-name="P23">El Servicio Nacional Integrado de Administración Aduanera y Tributaria (SENIAT), dentro del plazo de dos (2) años contado a partir de la entrada en vigencia de esta Providencia Administrativa, deberá dictar las normas especiales de emisión de facturas y demás documentos que serán aplicables para las operaciones y servicios mencionados en los numerales 1, 3 y 4 del presente artículo.</text:p>
            <text:p text:style-name="P23"><text:soft-page-break/><text:span text:style-name="Strong_20_Emphasis">Artículo 4 </text:span><text:line-break/>El Servicio Nacional Integrado de Administración Aduanera y Tributaria (SENIAT), mediante Providencia Administrativa de carácter general, podrá autorizar la sustitución de las facturas y otros documentos o simplificar los requisitos exigidos para su emisión, tomando en consideración las características de los emisores y de las operaciones que se realicen.</text:p>
            <text:p text:style-name="P23"><text:span text:style-name="Strong_20_Emphasis">Artículo 5</text:span><text:line-break/>El Servicio Nacional Integrado de Administración Aduanera y Tributaria (SENIAT), mediante Providencia Administrativa de carácter general, establecerá las normas para regular las imprentas autorizadas, las máquinas fiscales y, en general, la elaboración de las facturas y otros documentos.</text:p>
            <text:p text:style-name="P23"><text:span text:style-name="Strong_20_Emphasis">Capítulo II</text:span></text:p>
            <text:p text:style-name="P23"><text:span text:style-name="Strong_20_Emphasis">De los Medios de Emisión </text:span></text:p>
            <text:p text:style-name="P23"><text:span text:style-name="Strong_20_Emphasis">Artículo 6</text:span><text:line-break/>Los sujetos regidos por esta Providencia Administrativa, deben emitir las facturas, las notas de débito y de crédito a través de los siguientes medios:</text:p>
            <text:list xml:id="list1706153914" text:style-name="L3">
              <text:list-item>
                <text:p text:style-name="P4">Sobre formatos elaborados por imprentas autorizadas por el Servicio Nacional Integrado de Administración Aduanera y Tributaria (SENIAT). </text:p>
              </text:list-item>
              <text:list-item>
                <text:p text:style-name="P4">Sobre formas libres elaboradas por imprentas autorizadas por el Servicio Nacional Integrado de Administración Aduanera y Tributaria (SENIAT).  En ningún caso, las facturas y otros documentos podrán emitirse manualmente sobre formas libres. </text:p>
              </text:list-item>
              <text:list-item>
                <text:p text:style-name="P26">Mediante Máquinas Fiscales. </text:p>
              </text:list-item>
            </text:list>
            <text:p text:style-name="P23">La adopción de cualquiera de los medios establecidos en este artículo queda a la libre elección de los contribuyentes, salvo lo previsto en el Artículo 8 de esta Providencia Administrativa. </text:p>
            <text:p text:style-name="P23">Los sujetos pasivos que no estén obligados al uso de máquinas fiscales, podrán utilizar simultáneamente más de un medio de emisión de facturas y otros documentos.</text:p>
            <text:p text:style-name="P23"><text:span text:style-name="Strong_20_Emphasis">Artículo 7 </text:span><text:line-break/>A los fines de lo previsto en esta Providencia Administrativa se entiende por:</text:p>
            <text:list xml:id="list1529471789" text:style-name="L4">
              <text:list-item>
                <text:p text:style-name="P5">Formato elaborado por imprentas autorizadas: medio de emisión que debe contener desde la imprenta los datos y campos señalados en el Artículo 30 de esta Providencia Administrativa. </text:p>
              </text:list-item>
              <text:list-item>
                <text:p text:style-name="P5">Forma libre elaborada por imprentas autorizadas: medio de emisión que debe contener desde la imprenta los datos señalados en el Artículo 31 de esta Providencia Administrativa. </text:p>
              </text:list-item>
              <text:list-item>
                <text:p text:style-name="P27">Sistemas computarizados o automatizados para la emisión de facturas y otros documentos: herramienta tecnológica informática que permite imprimir la información correspondiente a las operaciones realizadas por los contribuyentes, sobre los formatos o formas libres elaborados por las imprentas autorizadas. </text:p>
              </text:list-item>
            </text:list>
            <text:p text:style-name="P23"><text:span text:style-name="Strong_20_Emphasis">Artículo 8</text:span><text:line-break/>Los contribuyentes ordinarios del impuesto al valor agregado, los sujetos que realicen operaciones en Almacenes Libres de Impuestos (Duty Free Shops); y los sujetos que no califiquen como contribuyentes ordinarios del impuesto al valor agregado, deben utilizar exclusivamente Máquinas <text:soft-page-break/>Fiscales para la emisión de facturas, cuando concurran las siguientes circunstancias:</text:p>
            <text:list xml:id="list1869562460" text:style-name="L5">
              <text:list-item>
                <text:p text:style-name="P6">Obtengan ingresos brutos anuales superiores a un mil quinientas unidades tributarias (1.500U.T.). </text:p>
              </text:list-item>
              <text:list-item>
                <text:p text:style-name="P6">Realicen mayor número de operaciones de ventas o prestaciones de servicios con sujetos que no utilicen la factura como prueba del desembolso o del crédito fiscal según corresponda. </text:p>
              </text:list-item>
              <text:list-item>
                <text:p text:style-name="P6">Desarrollen conjunta o separadamente alguna de las actividades que se indican a continuación: </text:p>
                <text:list>
                  <text:list-item>
                    <text:p text:style-name="P6">Venta de alimentos, bebidas, cigarrillos y demás manufacturas de tabaco, golosinas, confiterías, bombonerías y otros similares. </text:p>
                  </text:list-item>
                  <text:list-item>
                    <text:p text:style-name="P6">Venta de productos de limpieza de uso doméstico e industrial. </text:p>
                  </text:list-item>
                  <text:list-item>
                    <text:p text:style-name="P6">Ventas de partes, piezas, accesorios, lubricantes, refrigerantes y productos de limpieza de vehículos automotores, así como el servicio de mantenimiento y reparación de vehículos automotores, siempre que estas operaciones se efectúen independientemente de la venta de los vehículos. A los efectos de este numeral se entenderá por vehículo automotor cualquier medio de transporte de tracción mecánica. </text:p>
                  </text:list-item>
                  <text:list-item>
                    <text:p text:style-name="P6">Venta de materiales de construcción, artículos de ferretería, herramientas, equipos y materiales de fontanería, plomería y repuestos, partes y piezas de aire acondicionado, así como la venta de pinturas, barnices y lacas, vidrios y objetos de vidrio, vidrios y el servicio de instalación, cuando corresponda </text:p>
                  </text:list-item>
                  <text:list-item>
                    <text:p text:style-name="P6">Venta de artículos de perfumería, cosméticos y de tocador. </text:p>
                  </text:list-item>
                  <text:list-item>
                    <text:p text:style-name="P6">Venta de relojes y artículos de joyería, así como su reparación y servicio técnico. </text:p>
                  </text:list-item>
                  <text:list-item>
                    <text:p text:style-name="P6">Venta de juguetes para niños y adultos, muñecos que representan personas o criaturas, modelos a escalas, sus accesorios, así como la venta o alquiler de películas y juegos. </text:p>
                  </text:list-item>
                  <text:list-item>
                    <text:p text:style-name="P6">Venta de artículos de cuero, textiles, calzados, prendas de vestir, accesorios para prendas de vestir, artículos deportivos, maletas, bolsos de manos, accesorios de viaje y artículos similares, y sus servicios de reparación. </text:p>
                  </text:list-item>
                  <text:list-item>
                    <text:p text:style-name="P6">Venta de flores, plantas, semillas, abonos, así como los servicios de floristería.  </text:p>
                  </text:list-item>
                  <text:list-item>
                    <text:p text:style-name="P6">Servicio de comida y bebidas para su consumo dentro o fuera de establecimiento tales como: restaurantes, bares, cantinas, panaderías, cafés o similares; incluyendo los servicios de comidas y bebidas a domicilio. </text:p>
                  </text:list-item>
                  <text:list-item>
                    <text:p text:style-name="P6">Venta de productos farmacéuticos, medicinales, nutricionales, ortopédicos, lentes y sus accesorios. </text:p>
                  </text:list-item>
                  <text:list-item>
                    <text:p text:style-name="P6">Venta de equipos de computación, sus partes, piezas, accesorios y consumibles, así como la venta de equipos de impresión y fotocopiado, sus partes, piezas y accesorios. </text:p>
                  </text:list-item>
                  <text:list-item>
                    <text:p text:style-name="P6">Servicios de belleza, estética y acondicionamiento físico, tales como peluquerías, barberías, gimnasios, centro de masajes corporales y servicios conexos. </text:p>
                  </text:list-item>
                  <text:list-item>
                    <text:p text:style-name="P6">Servicio de lavado y pulitura de vehículos automotores. </text:p>
                  </text:list-item>
                  <text:list-item>
                    <text:p text:style-name="P6">Servicio de estacionamiento de vehículos automotores. </text:p>
                  </text:list-item>
                  <text:list-item>
                    <text:p text:style-name="P6">Servicio de fotocopiado, impresión, encuadernación y revelado fotográfico. </text:p>
                  </text:list-item>
                  <text:list-item>
                    <text:p text:style-name="P6">Servicios de alojamiento y hospedaje, prestados en hoteles, moteles, posadas y casa de huéspedes. </text:p>
                  </text:list-item>
                  <text:list-item>
                    <text:p text:style-name="P6">Servicios de alquiler de cajas de correo o apartados postales (P.O. BOX). </text:p>
                  </text:list-item>
                  <text:list-item>
                    <text:p text:style-name="P6">Venta de electrodomésticos o sus accesorios y repuestos. </text:p>
                  </text:list-item>
                  <text:list-item>
                    <text:p text:style-name="P6">Ventas de libros, papelerías y artículos de oficina. </text:p>
                  </text:list-item>
                  <text:list-item>
                    <text:p text:style-name="P28">Venta de muebles para el hogar y oficinas. </text:p>
                  </text:list-item>
                </text:list>
              </text:list-item>
            </text:list>
            <text:p text:style-name="P23">Los sujetos pasivos dedicados a las actividades económicas previstas en el literal j del numeral 3 del presente artículo, deben emplear como medio de facturación obligatoria máquinas fiscales, <text:soft-page-break/>independientemente que hayan obtenido o no la cantidad de ingresos establecidos en el numeral 1de este artículo.</text:p>
            <text:p text:style-name="P23">El Servicio Nacional Integrado de Administración Aduanera y Tributaria (SENIAT), mediante Providencia Administrativa de carácter general, podrá incluir o excluir determinadas actividades, alos fines de la aplicación, del presente artículo. </text:p>
            <text:p text:style-name="P23">A los fines del cálculo de los ingresos brutos y del número de operaciones a que se refieren los numerales 1 y 2 de este artículo, se deben considerar las operaciones realizadas durante el año calendario inmediato anterior al que esté en curso. Una vez nacida la obligación de utilizar máquinas fiscales, el sujeto no podrá utilizar otro medio de facturación, salvo en los casos previstos en el Artículo 11 de esta Providencia Administrativa.</text:p>
            <text:p text:style-name="P23"><text:span text:style-name="Strong_20_Emphasis">Artículo 9 </text:span><text:line-break/>Los sujetos regidos por esta Providencia Administrativa, deben emitir las órdenes de entrega o guías de despacho únicamente mediante los medios previstos en los numerales 1 y 2 del artículo 6, salvo que sean elaboradas por entes públicos nacionales, en los términos y condiciones que establezca la normativa aplicable. </text:p>
            <text:p text:style-name="P23">En los casos en que se utilicen Máquinas Fiscales como medio de facturación, las órdenes de entrega o guías de despacho deben emitirse sobre formatos elaborados por imprentas autorizadas.</text:p>
            <text:p text:style-name="P23"><text:span text:style-name="Strong_20_Emphasis">Artículo 10 </text:span><text:line-break/>Cuando los sistemas computarizados o automatizados para la emisión de facturas y otros documentos, se encuentren inoperantes o averiados, los documentos deberán emitirse sobre formatos elaborados por imprentas autorizadas, con el número del documento precedido de la palabra “serie”, seguida de caracteres que la identifiquen y diferencien. En estos casos, los emisores deben mantener permanentemente en el establecimiento los referidos formatos, a los fines de dar cumplimiento a lo establecido en este artículo.</text:p>
            <text:p text:style-name="P23"><text:span text:style-name="Strong_20_Emphasis">Artículo 11 </text:span><text:line-break/>Los usuarios obligados a utilizar Máquinas Fiscales conforme a lo establecido en el Artículo 8 de esta Providencia Administrativa, no pueden emplear simultáneamente otro medio para emitir facturas y notas de débito o de crédito, salvo cuando ocurra alguna de las situaciones que se enumeran a continuación, en cuyo caso deberán emitir dichos documentos sobre formatos elaborados por imprentas autorizadas:</text:p>
            <text:list xml:id="list1031279844" text:style-name="L6">
              <text:list-item>
                <text:p text:style-name="P7">La Máquina Fiscal empleada no sea capaz de imprimir el nombre o razón social y el número de Registro Único de Información Fiscal (RIF) del adquirente o receptor de los bienes o servicios, cuando las operaciones se realicen entre contribuyentes ordinarios del impuesto al valor agregado o cuando las operaciones se realicen por sujetos que no califiquen como contribuyentes ordinarios del impuesto al valor agregado y se requiera el documento como prueba del desembolso, con forme a lo previsto en la Ley de Impuesto sobre la Renta.  En este caso, si la factura de la Máquina Fiscal fue emitida, la misma debe anexarse a la copia de la factura emitida sobre formatos elaborados por imprentas autorizadas. </text:p>
              </text:list-item>
              <text:list-item>
                <text:p text:style-name="P7">La Máquina Fiscal se encuentre inoperante o averiada. </text:p>
              </text:list-item>
              <text:list-item>
                <text:p text:style-name="P7">La Máquina Fiscal no pueda emitir notas de débito y notas de crédito. </text:p>
              </text:list-item>
              <text:list-item>
                <text:p text:style-name="P7">El usuario realice operaciones por cuenta de terceros. </text:p>
              </text:list-item>
              <text:list-item>
                <text:p text:style-name="P7"><text:soft-page-break/>El usuario realice operaciones de exportación. </text:p>
              </text:list-item>
              <text:list-item>
                <text:p text:style-name="P7">El usuario realice operaciones de ventas fuera del establecimiento a través de ruteros, vendedores a domicilio, representantes y otros similares a los aquí señalados. </text:p>
              </text:list-item>
              <text:list-item>
                <text:p text:style-name="P29">El usuario realice operaciones en donde debe emitir más de una copia de la factura, por exigencias de normas legales o reglamentarias, así como por solicitud de los órganos y entes públicos. </text:p>
              </text:list-item>
            </text:list>
            <text:p text:style-name="P23">Los usuarios de Máquinas Fiscales deben mantener permanentemente en el establecimiento los formatos elaborados por imprentas autorizadas, a los fines de dar cumplimiento a lo establecido en este artículo.</text:p>
            <text:p text:style-name="P23"><text:span text:style-name="Strong_20_Emphasis">Artículo 12 </text:span><text:line-break/>El Servicio Nacional Integrado de Administración Aduanera y Tributaria (SENIAT), mediante Providencia Administrativa de carácter general, podrá autorizar el uso de medios distintos a los previstos en el Artículo 6 de esta Providencia Administrativa, para la emisión de facturas y otros documentos.</text:p>
            <text:p text:style-name="P23"><text:span text:style-name="Strong_20_Emphasis">Capítulo III</text:span></text:p>
            <text:p text:style-name="P23"><text:span text:style-name="Strong_20_Emphasis">De los Documentos</text:span></text:p>
            <text:p text:style-name="P23"><text:span text:style-name="Strong_20_Emphasis">Sección I</text:span></text:p>
            <text:p text:style-name="P23"><text:span text:style-name="Strong_20_Emphasis">De las facturas </text:span></text:p>
            <text:p text:style-name="P23"><text:span text:style-name="Strong_20_Emphasis">Artículo 13</text:span><text:line-break/>Las facturas emitidas sobre formatos o formas libres, por los contribuyentes ordinarios del impuesto al valor agregado, deben cumplir los siguientes requisitos:</text:p>
            <text:list xml:id="list1971549892" text:style-name="L7">
              <text:list-item>
                <text:p text:style-name="P8">Contener la denominación de “Factura”. </text:p>
              </text:list-item>
              <text:list-item>
                <text:p text:style-name="P8">Numeración consecutiva y única. </text:p>
              </text:list-item>
              <text:list-item>
                <text:p text:style-name="P8">Número de Control preimpreso. </text:p>
              </text:list-item>
              <text:list-item>
                <text:p text:style-name="P8">Total de los Números de Control asignados, expresado de la siguiente manera “desde el Nº... hasta el Nº...”. </text:p>
              </text:list-item>
              <text:list-item>
                <text:p text:style-name="P8">Nombre y Apellido o razón social, domicilio fiscal y número de Registro Único de Información Fiscal (RIF) del emisor. </text:p>
              </text:list-item>
              <text:list-item>
                <text:p text:style-name="P8">Fecha de emisión constituida por ocho (8) dígitos. </text:p>
              </text:list-item>
              <text:list-item>
                <text:p text:style-name="P8">Nombre y Apellido o razón social y número de Registro Único de Información Fiscal (RIF), del adquirente del bien o receptor del servicio. Podrá prescindirse del número de Registro Único de Información Fiscal (RIF), cuando se trate de personas naturales que no requieran la factura a efectos tributarios, en cuyo caso deberá expresarse, como mínimo, el número de cédula de identidad o pasaporte, del adquirente o receptor. </text:p>
              </text:list-item>
              <text:list-item>
                <text:p text:style-name="P8">Descripción de la venta del bien o de la prestación del servicio, con indicación de la cantidad y monto. Podrá omitirse la cantidad en aquellas prestaciones de servicio que por sus característicasésta no pueda expresarse. Si se trata de un bien o servicio exento, exonerado o no gravado con elimpuesto al valor agregado, deberá aparecer al lado de la descripción o de su precio, el carácter E separado por un espacio en blanco y entre paréntesis según el siguiente formato: (E). </text:p>
              </text:list-item>
              <text:list-item>
                <text:p text:style-name="P8"><text:soft-page-break/>En los casos que se carguen o cobren conceptos en adición al precio o remuneración convenidos o se realicen descuentos, bonificaciones, anulaciones y cualquier otro ajuste al precio, deberá indicarse la descripción y valor de los mismos. </text:p>
              </text:list-item>
              <text:list-item>
                <text:p text:style-name="P8">Especificación del monto total de la base imponible del impuesto al valor agregado, discriminada según la alícuota, indicando el porcentaje aplicable, así como la especificación del monto total exento o exonerado. </text:p>
              </text:list-item>
              <text:list-item>
                <text:p text:style-name="P8">Especificación del monto total del impuesto al valor agregado, discriminado según la alícuota indicando el porcentaje aplicable. </text:p>
              </text:list-item>
              <text:list-item>
                <text:p text:style-name="P8">Indicación del valor total de la venta de los bienes o de la prestación del servicio o de la suma de ambos, si corresponde. </text:p>
              </text:list-item>
              <text:list-item>
                <text:p text:style-name="P8">Contener la frase “sin derecho a crédito fiscal”, cuando se trate de las copias de las facturas. </text:p>
              </text:list-item>
              <text:list-item>
                <text:p text:style-name="P8">En los casos de operaciones gravadas con el impuesto al valor agregado, cuya contraprestación haya sido expresada en moneda extranjera, equivalente a la cantidad correspondiente en moneda nacional, deberán constar ambas cantidades en la factura, con indicación del monto total y del tipo de cambio aplicable. </text:p>
              </text:list-item>
              <text:list-item>
                <text:p text:style-name="P8">Razón social y el número de Registro Único de Información Fiscal (RIF), de la imprenta autorizada, así como la nomenclatura y fecha de la Providencia Administrativa de autorización. </text:p>
              </text:list-item>
              <text:list-item>
                <text:p text:style-name="P30">Fecha de elaboración de los formatos o formas libres por la imprenta autorizada, constituida por ocho (8) dígitos. </text:p>
              </text:list-item>
            </text:list>
            <text:p text:style-name="P23"><text:span text:style-name="Strong_20_Emphasis">Artículo 14 </text:span><text:line-break/>Las facturas emitidas mediante Máquinas Fiscales, por los contribuyentes ordinarios del impuesto al valor agregado, deben contener la siguiente información: </text:p>
            <text:list xml:id="list61756802" text:style-name="L8">
              <text:list-item>
                <text:p text:style-name="P9">La denominación “Factura”. </text:p>
              </text:list-item>
              <text:list-item>
                <text:p text:style-name="P9">Nombre y Apellido o razón social, número de Registro Único de Información Fiscal (RIF) y domicilio fiscal del emisor. </text:p>
              </text:list-item>
              <text:list-item>
                <text:p text:style-name="P9">Número consecutivo y único. </text:p>
              </text:list-item>
              <text:list-item>
                <text:p text:style-name="P9">La hora y fecha de emisión. </text:p>
              </text:list-item>
              <text:list-item>
                <text:p text:style-name="P9">Descripción, cantidad y monto del bien o servicio. Podrá omitirse la cantidad en las prestaciones de servicio que por sus características no puedan expresarse. En los casos en que las características técnicas de la Máquina Fiscal limiten la impresión de la descripción específica del bien o servicio, deben identificarse los mismos genéricamente. Si se tratare de productos o servicios exentos o exonerados o no sujetos del impuesto al valor agregado, debe aparecer junto con de la descripción de los mismos o de su precio, el carácter E separado por un espacio en blanco y entre paréntesis según el siguiente formato: (E).<text:line-break/>La descripción del bien o servicio debe estar separada, al menos, por un caracter en blanco de su precio. En caso de que la longitud de la descripción supere una línea el texto puede continuar en las líneas siguientes imprimiéndose el correspondiente precio en la última línea ocupada. </text:p>
              </text:list-item>
              <text:list-item>
                <text:p text:style-name="P9">En los casos que se carguen o cobren conceptos en adición al precio o remuneración convenidos o se realicen descuentos, bonificaciones, anulaciones y cualquier otro ajuste al precio, deberá indicarse la descripción y valor de los mismos. </text:p>
              </text:list-item>
              <text:list-item>
                <text:p text:style-name="P9">Especificación del monto total de la base imponible del impuesto al valor agregado, discriminada según la alícuota, indicando el porcentaje aplicable, así como la especificación del monto total exento o exonerado. </text:p>
              </text:list-item>
              <text:list-item>
                <text:p text:style-name="P9">Especificación del monto total del impuesto al valor agregado, discriminado según la alícuota indicando el porcentaje aplicable. </text:p>
              </text:list-item>
              <text:list-item>
                <text:p text:style-name="P9"><text:soft-page-break/>En los casos de operaciones gravadas con el impuesto al valor agregado, cuya contraprestación haya sido expresada en moneda extranjera, equivalente a la cantidad correspondiente en moneda nacional, deben constar ambas cantidades en la factura, con indicación del monto total y del tipo de cambio aplicable. </text:p>
              </text:list-item>
              <text:list-item>
                <text:p text:style-name="P9">Indicación del valor total de la venta de los bienes o de la prestación del servicio o de la suma de ambos, si corresponde, precedido de la palabra “TOTAL” y, al menos, un espacio en blanco. </text:p>
              </text:list-item>
              <text:list-item>
                <text:p text:style-name="P31">Logotipo Fiscal seguido del Número de Registro de la Máquina Fiscal, los cuales deben aparecer en ese orden al final de la factura, en una misma línea, con al menos tres (3) espacios de separación. </text:p>
              </text:list-item>
            </text:list>
            <text:p text:style-name="P23">Las facturas emitidas mediante Máquinas Fiscales darán derecho a crédito fiscal o al desembolso, cuando, además de cumplir con todos los requisitos establecidos en este artículo, la misma imprima el nombre o razón social y el número de Registro Único de Información Fiscal (RIF) del adquirente o receptor de los bienes o servicios en la propia factura.</text:p>
            <text:p text:style-name="P23"><text:span text:style-name="Strong_20_Emphasis">Artículo 15 </text:span><text:line-break/>Las facturas emitidas sobre formatos o formas libres, por los sujetos que no califiquen como contribuyentes ordinarios del impuesto al valor agregado, deben contener la siguiente información: </text:p>
            <text:list xml:id="list317630719" text:style-name="L9">
              <text:list-item>
                <text:p text:style-name="P10">La denominación “Factura”. </text:p>
              </text:list-item>
              <text:list-item>
                <text:p text:style-name="P10">Numeración consecutiva y única. </text:p>
              </text:list-item>
              <text:list-item>
                <text:p text:style-name="P10">Número de control preimpreso. </text:p>
              </text:list-item>
              <text:list-item>
                <text:p text:style-name="P10">Total de los números de control asignados, expresado de la siguiente manera “desde el Nº... hasta el Nº...”. </text:p>
              </text:list-item>
              <text:list-item>
                <text:p text:style-name="P10">Nombre y Apellido o razón social, domicilio fiscal y número de Registro Único de Información Fiscal (RIF) del emisor. </text:p>
              </text:list-item>
              <text:list-item>
                <text:p text:style-name="P10">La expresión “Contribuyente Formal” o “no sujeto al impuesto al valor agregado”, de ser el caso. </text:p>
              </text:list-item>
              <text:list-item>
                <text:p text:style-name="P10">Fecha de emisión, constituida por ocho (8) dígitos. </text:p>
              </text:list-item>
              <text:list-item>
                <text:p text:style-name="P10">Nombre y Apellido o razón social y el número de Registro Único de Información Fiscal (RIF) del adquirente del bien o receptor del servicio.  Podrá prescindirse del número de Registro Único de Información Fiscal (RIF) cuando se trate de personas naturales que no requieran la factura a efectos tributarios, en cuyo caso deberá expresarse, como mínimo, el número de cédula de identidad o pasaporte del adquirente o receptor. </text:p>
              </text:list-item>
              <text:list-item>
                <text:p text:style-name="P10">Descripción de la venta del bien o de la prestación del servicio, con indicación de la cantidad y monto. </text:p>
              </text:list-item>
              <text:list-item>
                <text:p text:style-name="P10">En los casos que se carguen o cobren conceptos en adición al precio o remuneración convenidos o se realicen descuentos, bonificaciones, anulaciones y cualquier otro ajuste al precio, deberá indicarse la descripción y valor de los mismos. </text:p>
              </text:list-item>
              <text:list-item>
                <text:p text:style-name="P10">En los casos de operaciones cuya contraprestación haya sido expresada en moneda extranjera, equivalente a la cantidad correspondiente en moneda nacional, deberán constar ambas cantidades en la factura, con indicación del monto total y del tipo de cambio aplicable. </text:p>
              </text:list-item>
              <text:list-item>
                <text:p text:style-name="P10">Indicación del valor total de la venta o la prestación del servicio, o de la suma de ambos, si corresponde. </text:p>
              </text:list-item>
              <text:list-item>
                <text:p text:style-name="P10">Razón social y el número de Registro Único de Información Fiscal (RIF) de la imprenta autorizada, así como la nomenclatura y fecha de la Providencia Administrativa de autorización. </text:p>
              </text:list-item>
              <text:list-item>
                <text:p text:style-name="P32">Fecha de elaboración de los formatos libres por la imprenta autorizada, constituida por ocho (8) <text:soft-page-break/>dígitos. </text:p>
              </text:list-item>
            </text:list>
            <text:p text:style-name="P23"><text:span text:style-name="Strong_20_Emphasis">Artículo 16</text:span><text:line-break/>Las facturas emitidas mediante Máquinas Fiscales, por los sujetos que no califiquen como contribuyentes ordinarios del impuesto al valor agregado, deben contener la siguiente información: </text:p>
            <text:list xml:id="list1313583174" text:style-name="L10">
              <text:list-item>
                <text:p text:style-name="P11">La denominación “Factura”. </text:p>
              </text:list-item>
              <text:list-item>
                <text:p text:style-name="P11">Nombre y Apellido o razón social, número de Registro Único de Información Fiscal (RIF) y domicilio fiscal del emisor. </text:p>
              </text:list-item>
              <text:list-item>
                <text:p text:style-name="P11">La expresión “contribuyente formal” o “no sujeto al impuesto al valor agregado”, según sea el caso. </text:p>
              </text:list-item>
              <text:list-item>
                <text:p text:style-name="P11">Número consecutivo y único. </text:p>
              </text:list-item>
              <text:list-item>
                <text:p text:style-name="P11">La hora y fecha de emisión. </text:p>
              </text:list-item>
              <text:list-item>
                <text:p text:style-name="P11">Descripción, cantidad y monto del bien o servicio. Podrá omitirse la cantidad en las prestaciones de servicio que por sus características no puedan expresarse. En los casos en que las características técnicas de la máquina fiscal limiten la impresión de la descripción específica del bien o servicio, deben identificarse los mismos genéricamente.<text:line-break/>La descripción del bien o servicio debe estar separada, al menos, por un caracter en blanco de su precio. En caso de que la longitud de la descripción supere una línea, el texto podrá continuar en las líneas siguientes imprimiéndose el correspondiente precio en la última línea ocupada. </text:p>
              </text:list-item>
              <text:list-item>
                <text:p text:style-name="P11">En los casos que se carguen o cobren conceptos en adición al precio o remuneración convenidos o se realicen descuentos, bonificaciones, anulaciones y cualquier otro ajuste al precio, deberá indicarse la descripción y valor de los mismos. </text:p>
              </text:list-item>
              <text:list-item>
                <text:p text:style-name="P11">En los casos de operaciones cuya contraprestación haya sido expresada en moneda extranjera, equivalente a la cantidad correspondiente en moneda nacional, deberán constar ambas cantidades en la factura, con indicación del monto total y del tipo de cambio aplicable. </text:p>
              </text:list-item>
              <text:list-item>
                <text:p text:style-name="P11">Indicación del valor total de la venta de los bienes o de la prestación del servicio o de la suma de ambos, si corresponde, precedido de la palabra “TOTAL” y, al menos, un espacio en blanco. </text:p>
              </text:list-item>
              <text:list-item>
                <text:p text:style-name="P33">Logotipo Fiscal seguido del Número de Registro de la Máquina Fiscal, los cuales deberán aparecer en ese orden al final de la factura en una misma línea, con al menos tres (3) espacios de separación. </text:p>
              </text:list-item>
            </text:list>
            <text:p text:style-name="P23">En estos casos, las facturas emitidas mediante Máquinas Fiscales darán derecho al desembolso, cuando, además de cumplir con todos los requisitos establecidos en este artículo, la Máquina Fiscal sea capaz de imprimir el nombre o razón social y el número de Registro Único de Información Fiscal (RIF) del adquirente o receptor de los bienes o servicios.</text:p>
            <text:p text:style-name="P23"><text:span text:style-name="Strong_20_Emphasis">Artículo 17 </text:span><text:line-break/>Las facturas que se emitan a los fines de documentar las operaciones de exportación, deben cumplir los siguientes requisitos:</text:p>
            <text:list xml:id="list1184650857" text:style-name="L11">
              <text:list-item>
                <text:p text:style-name="P12">Contener la denominación “Factura”. </text:p>
              </text:list-item>
              <text:list-item>
                <text:p text:style-name="P12">Numeración consecutiva y única. </text:p>
              </text:list-item>
              <text:list-item>
                <text:p text:style-name="P12">Número de Control preimpreso. </text:p>
              </text:list-item>
              <text:list-item>
                <text:p text:style-name="P12">Total de los Números de Control asignados, expresado de la siguiente manera “desde el Nº...hasta el Nº...”. </text:p>
              </text:list-item>
              <text:list-item>
                <text:p text:style-name="P12">Nombre y Apellido o razón social, domicilio fiscal y número de Registro Único de Información <text:soft-page-break/>Fiscal (RIF) del emisor. </text:p>
              </text:list-item>
              <text:list-item>
                <text:p text:style-name="P12">Fecha de emisión, constituida por ocho (8) dígitos. </text:p>
              </text:list-item>
              <text:list-item>
                <text:p text:style-name="P12">Nombre y Apellido o razón social del adquirente del bien o receptor del servicio. </text:p>
              </text:list-item>
              <text:list-item>
                <text:p text:style-name="P12">Descripción de la venta del bien o de la prestación del servicio, con indicación de la cantidad y del monto. </text:p>
              </text:list-item>
              <text:list-item>
                <text:p text:style-name="P12">En los casos que se carguen o cobren conceptos en adición al precio o remuneración convenidos o se realicen descuentos, bonificaciones, anulaciones y cualquier otro ajuste al precio, deberá indicarse la descripción y valor de los mismos. </text:p>
              </text:list-item>
              <text:list-item>
                <text:p text:style-name="P12">Especificación del monto total de la base imponible, la alícuota aplicable y el valor total de la exportación, expresado en moneda extranjera y su equivalente en moneda nacional, con indicación del tipo de cambio. </text:p>
              </text:list-item>
              <text:list-item>
                <text:p text:style-name="P12">Razón social y el número de Registro Único de Información Fiscal (RIF), de la imprenta autorizada, y nomenclatura y fecha de la Providencia Administrativa de autorización. </text:p>
              </text:list-item>
              <text:list-item>
                <text:p text:style-name="P34">Fecha de elaboración de los formatos o formas libres por la imprenta autorizada, constituida por ocho (8) dígitos. </text:p>
              </text:list-item>
            </text:list>
            <text:p text:style-name="P23"><text:span text:style-name="Strong_20_Emphasis">Artículo 18 </text:span><text:line-break/>Las facturas emitidas en el extranjero por personas no residentes en el país, que estén destinadas a ser empleadas como prueba del desembolso a los fines del impuesto sobre la renta, están sujetas a las disposiciones legales del país respectivo, debiendo constar en ellas, como mínimo:</text:p>
            <text:list xml:id="list385575786" text:style-name="L12">
              <text:list-item>
                <text:p text:style-name="P13">Nombre completo o razón social y domicilio del prestador del servicio o del vendedor de los bienes. </text:p>
              </text:list-item>
              <text:list-item>
                <text:p text:style-name="P13">Descripción de la venta del bien o de la prestación del servicio y precio. Si el precio hace referencia a varios bienes o servicios iguales, se deberá indicar la cantidad. </text:p>
              </text:list-item>
              <text:list-item>
                <text:p text:style-name="P13">Fecha de emisión y monto total de la operación. </text:p>
              </text:list-item>
              <text:list-item>
                <text:p text:style-name="P35">Nombre completo o razón social y número de Registro Único de Información Fiscal (RIF), del adquirente del bien o receptor del servicio. En los casos de importación de bienes se sujetarán a lo establecido en la legislación aduanera. </text:p>
              </text:list-item>
            </text:list>
            <text:p text:style-name="P23">En todo caso, el contribuyente está en la obligación de presentar, a requerimiento de la Administración Tributaria, una traducción al castellano de las facturas.</text:p>
            <text:p text:style-name="P23"><text:span text:style-name="Strong_20_Emphasis">Artículo 19 </text:span><text:line-break/>Los emisores de facturas sobre formas libres elaboradas por imprentas autorizadas, o a través de máquinas fiscales, pueden contar con dispositivos de lectura de códigos de barra u otros mecanismos electrónicos que faciliten la captura de los datos relativos a la identificación del adquirente del bien o receptor del servicio.</text:p>
            <text:p text:style-name="P23"><text:span text:style-name="Strong_20_Emphasis">Sección II</text:span></text:p>
            <text:p text:style-name="P23"><text:span text:style-name="Strong_20_Emphasis">De las órdenes de entrega o guías de despacho</text:span></text:p>
            <text:p text:style-name="P23"><text:span text:style-name="Strong_20_Emphasis">Artículo 20</text:span></text:p>
            <text:p text:style-name="P23"><text:line-break/>Las órdenes de entrega o guías de despacho deben emitirse únicamente para amparar el traslado de bienes muebles que no representen ventas. En los casos en que la Ley que establece el Impuesto al <text:soft-page-break/>Valor Agregado disponga la posibilidad de amparar operaciones de ventas mediante órdenes de entrega o guías de despacho, la respectiva factura deberá emitirse dentro del mismo período de imposición, haciendo referencia a la orden de entrega o guía de despacho que soportó la entrega de bienes, excepto para las facturas impresas a través de máquinas fiscales.</text:p>
            <text:p text:style-name="P23"><text:span text:style-name="Strong_20_Emphasis">Artículo 21 </text:span><text:line-break/>El original y las copias de las órdenes de entregas o guías de despacho que se emitan, deben contener los enunciados “Orden de Entrega” o “Guía de Despacho”, los requisitos indicados en los numerales del 2, 3, 4, 5, 6, 15 y 16 del Artículo 13 de esta Providencia Administrativa y la expresión “sin derecho a crédito fiscal”. Cuando las órdenes de entrega o guías de despacho sean elaboradas por entes públicos nacionales, en los términos y condiciones que establezca la normativa aplicable, no se requerirá el cumplimiento de los requisitos previstos en los numerales 3,4, 15 y 16 del Artículo 13 de esta Providencia Administrativa. En las órdenes o guías deben detallarse los bienes que se trasladan, señalando la capacidad, peso o volumen, descripción, características y su precio. En los traslados que no representen ventas puede omitirse el precio, indicándose el motivo, tal como: reparación, traslado a depósitos, almacenes o bodegas de otros o del propio emisor contribuyente, traslado para su distribución u otras causas. </text:p>
            <text:p text:style-name="P23">Igualmente, debe indicarse el nombre y apellido o razón social y el número de Registro Único de Información Fiscal (RIF) del receptor de los bienes, o en su caso, del mismo emisor. </text:p>
            <text:p text:style-name="P23">Las órdenes de entrega o guías de despacho emitidas por los sujetos que no califiquen como contribuyentes ordinarios del impuesto al valor agregado, deben contener adicionalmente la expresión “contribuyente formal” o “no sujeto al impuesto al valor agregado”, según sea el caso.</text:p>
            <text:p text:style-name="P23"><text:span text:style-name="Strong_20_Emphasis">Sección III</text:span></text:p>
            <text:p text:style-name="P23"><text:span text:style-name="Strong_20_Emphasis">De las notas de débito y de crédito</text:span></text:p>
            <text:p text:style-name="P23"><text:span text:style-name="Strong_20_Emphasis">Artículo 22</text:span></text:p>
            <text:p text:style-name="P23">Las notas de débito o de crédito deben emitirse en el caso de ventas de bienes o prestaciones deservicios que quedaren sin efecto parcial o totalmente u originaren un ajuste, por cualquier causa, y por las cuales se otorgaron facturas. <text:line-break/>El original y las copias de las notas de débito y de crédito, deben contener el enunciado: “Nota de Débito” o “Nota de Crédito”.</text:p>
            <text:p text:style-name="P23"><text:span text:style-name="Strong_20_Emphasis">Artículo 23 </text:span><text:line-break/>Las notas de débito y de crédito emitidas a través de los medios señalados en los numerales 1 y 2del Artículo 6 de esta Providencia Administrativa, deben cumplir con los requisitos previstos en el Artículo 13 o en el Artículo 15 de esta Providencia Administrativa, según sea el caso, con excepción de lo establecido en el numeral 1 de los referidos artículos. Igualmente, deben hacer referencia a la fecha, número y monto de la factura que soportó la operación.</text:p>
            <text:p text:style-name="P23"><text:span text:style-name="Strong_20_Emphasis">Artículo 24</text:span><text:line-break/>Las notas de débito y de crédito emitidas a través de Máquinas Fiscales deben tener una numeración consecutiva y única y contener los requisitos señalados en el Artículo 14 o en el Artículo 16 de esta Providencia Administrativa, según sea el caso, con excepción de lo establecido en el numeral 1 de los <text:soft-page-break/>referidos artículos. Igualmente, deben contener:</text:p>
            <text:list xml:id="list772086211" text:style-name="L13">
              <text:list-item>
                <text:p text:style-name="P14">Nombre y apellido o razón social y número de Registro Único de Información Fiscal (RIF) o cédula de identidad del comprador. </text:p>
              </text:list-item>
              <text:list-item>
                <text:p text:style-name="P14">Número y fecha de factura que soportó la operación. </text:p>
              </text:list-item>
              <text:list-item>
                <text:p text:style-name="P14">Número de Registro de la Máquina Fiscal a través de la cual se emitió la factura que soportó la operación. </text:p>
              </text:list-item>
              <text:list-item>
                <text:p text:style-name="P36">Número de control de la factura que soportó la operación, si ésta fue emitida sobre un formato o una forma libre. </text:p>
              </text:list-item>
            </text:list>
            <text:p text:style-name="P23"><text:span text:style-name="Strong_20_Emphasis">Sección IV</text:span></text:p>
            <text:p text:style-name="P23"><text:span text:style-name="Strong_20_Emphasis">De las Certificaciones de Débitos Fiscales Exonerados</text:span></text:p>
            <text:p text:style-name="P23"><text:span text:style-name="Strong_20_Emphasis">Artículo 25 </text:span><text:line-break/>Las certificaciones de Débito Fiscal Exonerado, deben emitirse únicamente, en los casos que así lo establezca el respectivo Decreto de Exoneración, sobre formatos o formas libres elaboradas por imprentas autorizadas, debiendo cumplir con los siguientes requisitos:</text:p>
            <text:list xml:id="list586420058" text:style-name="L14">
              <text:list-item>
                <text:p text:style-name="P15">Contener la denominación “Certificación de Débito Fiscal Exonerado” </text:p>
              </text:list-item>
              <text:list-item>
                <text:p text:style-name="P15">Numeración consecutiva y única. </text:p>
              </text:list-item>
              <text:list-item>
                <text:p text:style-name="P15">Número de control preimpreso. </text:p>
              </text:list-item>
              <text:list-item>
                <text:p text:style-name="P15">Total de los Números de Control, expresado de la siguiente manera “desde el Nº... hasta elNº...”. </text:p>
              </text:list-item>
              <text:list-item>
                <text:p text:style-name="P15">Nombre y Apellido o razón social, domicilio fiscal y número de Registro Único de Información Fiscal (RIF) del emisor. </text:p>
              </text:list-item>
              <text:list-item>
                <text:p text:style-name="P15">Fecha de emisión, constituida por ocho (8) dígitos. </text:p>
              </text:list-item>
              <text:list-item>
                <text:p text:style-name="P15">Nombre y Apellido o razón social y Número de Registro único de Información Fiscal (RIF) del Proveedor. </text:p>
              </text:list-item>
              <text:list-item>
                <text:p text:style-name="P15">Números, Fechas y Números de Control de las Facturas, Notas de Crédito y Notas de Débito, recibidas. </text:p>
              </text:list-item>
              <text:list-item>
                <text:p text:style-name="P15">Monto Total del Impuesto al Valor Agregado. </text:p>
              </text:list-item>
              <text:list-item>
                <text:p text:style-name="P15">Razón social y número de Registro Único de Información Fiscal (RIF), de la imprenta autorizada, así como la nomenclatura y fecha de la Providencia Administrativa de autorización. </text:p>
              </text:list-item>
              <text:list-item>
                <text:p text:style-name="P15">Fecha de elaboración del documento por la imprenta autorizada, constituida por ocho (8)dígitos. </text:p>
              </text:list-item>
              <text:list-item>
                <text:p text:style-name="P37">Incorporar los mecanismos de seguridad indicados por el emisor del certificado, que permitan verificar en forma fehaciente la autenticidad del documento, así como la integridad de todas sus partes esenciales. </text:p>
              </text:list-item>
            </text:list>
            <text:p text:style-name="P23"><text:span text:style-name="Strong_20_Emphasis">Sección V</text:span></text:p>
            <text:p text:style-name="P23"><text:span text:style-name="Strong_20_Emphasis">Disposiciones comunes</text:span></text:p>
            <text:p text:style-name="P23"><text:span text:style-name="Strong_20_Emphasis">Artículo 26</text:span><text:line-break/>Las facturas y otros documentos emitidos conforme a lo dispuesto en el numeral 1 del Artículo 6 o numeral 6 del artículo 11 de esta Providencia Administrativa en distintas áreas de un mismo establecimiento, en más de un establecimiento o sucursal o fuera del establecimiento, deben emitirse <text:soft-page-break/>con una numeración consecutiva y única, precedida de la palabra “serie”, seguida de caracteres que la identifiquen y diferencien unas de otras.</text:p>
            <text:p text:style-name="P23"><text:span text:style-name="Strong_20_Emphasis">Artículo 27 </text:span><text:line-break/>Las facturas y otros documentos emitidos conforme a lo dispuesto en el numeral 2 del Artículo 6 o numeral 6 del artículo 11 de esta Providencia Administrativa, en distintas áreas de un mismo establecimiento, en más de un establecimiento o sucursal, siempre que el emisor carezca de un sistema computarizado o automatizado de facturación centralizado, deben emitirse con una numeración  consecutiva y única precedida de la palabra “serie” seguida de caracteres que la identifiquen y diferencien unas de otras. En todo caso, la palabra “serie”, los caracteres que la identifican y el número debe imprimirlo el sistema computarizado o automatizado utilizado para la emisión de facturas y otros documentos.</text:p>
            <text:p text:style-name="P23"><text:span text:style-name="Strong_20_Emphasis">Artículo 28</text:span><text:line-break/>En los casos que se emitan facturas y otros documentos sobre formas libres elaboradas por imprentas autorizadas, el emisor puede fraccionar dichas formas y distribuirlas entre las distintas áreas de emisión.</text:p>
            <text:p text:style-name="P23"><text:span text:style-name="Strong_20_Emphasis">Artículo 29 </text:span><text:line-break/>El original y las copias de las facturas y otros documentos que se emitan a través de los medios señalados en los numerales 1 y 2 del Artículo 6 de esta Providencia Administrativa, deben poseer el mismo número de control.</text:p>
            <text:p text:style-name="P23"><text:span text:style-name="Strong_20_Emphasis">Artículo 30 </text:span><text:line-break/>Las imprentas autorizadas deben reflejar en los formatos que elaboren, como mínimo los siguientes datos:</text:p>
            <text:list xml:id="list331182524" text:style-name="L15">
              <text:list-item>
                <text:p text:style-name="P16">El número de control. </text:p>
              </text:list-item>
              <text:list-item>
                <text:p text:style-name="P16">La denominación y número del documento. </text:p>
              </text:list-item>
              <text:list-item>
                <text:p text:style-name="P16">La palabra “serie” y los caracteres que la identifiquen y diferencien, cuando corresponda. </text:p>
              </text:list-item>
              <text:list-item>
                <text:p text:style-name="P16">El nombre completo o razón social, domicilio fiscal y el número de Registro Único de Información Fiscal (RIF) del emisor. </text:p>
              </text:list-item>
              <text:list-item>
                <text:p text:style-name="P16">La razón social y el número de Registro Único de Información Fiscal (RIF) de la imprenta autorizada. </text:p>
              </text:list-item>
              <text:list-item>
                <text:p text:style-name="P16">Número y fecha de la Providencia Administrativa de autorización para la elaboración de documentos. </text:p>
              </text:list-item>
              <text:list-item>
                <text:p text:style-name="P16">Los Números de Control asignados, expresado de la siguiente manera “desde el Nº... hasta el Nº...”. </text:p>
              </text:list-item>
              <text:list-item>
                <text:p text:style-name="P16">La fecha de elaboración constituida por ocho (8) dígitos. </text:p>
              </text:list-item>
              <text:list-item>
                <text:p text:style-name="P38">Los campos o espacios que permitan agregar el resto de los datos e informaciones señalados en el Artículo 13, el Artículo 15 o el Artículo 17 de esta Providencia Administrativa, según corresponda. </text:p>
              </text:list-item>
            </text:list>
            <text:p text:style-name="P23"><text:span text:style-name="Strong_20_Emphasis">Artículo 31 </text:span><text:line-break/>Las imprentas autorizadas deben reflejar en las formas libres que elaboren, como mínimo, los siguientes datos:</text:p>
            <text:list xml:id="list654047216" text:style-name="L16">
              <text:list-item>
                <text:p text:style-name="P17">El número de control. </text:p>
              </text:list-item>
              <text:list-item>
                <text:p text:style-name="P17"><text:soft-page-break/>El número de Registro Único de Información Fiscal (RIF) del emisor. </text:p>
              </text:list-item>
              <text:list-item>
                <text:p text:style-name="P17">La razón social y el número de Registro Único de Información Fiscal (RIF) de la imprenta autorizada. </text:p>
              </text:list-item>
              <text:list-item>
                <text:p text:style-name="P17">Número y fecha de la Providencia Administrativa de autorización para la elaboración de documentos. </text:p>
              </text:list-item>
              <text:list-item>
                <text:p text:style-name="P17">Los Números de Control asignados, expresados de la siguiente manera “desde el Nº… hasta elNº…” </text:p>
              </text:list-item>
              <text:list-item>
                <text:p text:style-name="P39">La fecha de elaboración constituida por ocho (8) dígitos. En ningún caso las imprentas deberán colocar en las formas libres, la denominación y el número del documento. </text:p>
              </text:list-item>
            </text:list>
            <text:p text:style-name="P23"><text:span text:style-name="Strong_20_Emphasis">Artículo 32</text:span><text:line-break/>Cuando se utilicen medios propios para la emisión de facturas por cuenta de terceros, incluso, en los casos en que se realicen operaciones por cuenta de éstos, el emisor deberá cumplir lo establecido en esta Providencia Administrativa, señalando adicionalmente por cada sujeto a favor de quien se emite la factura:</text:p>
            <text:list xml:id="list1105601909" text:style-name="L17">
              <text:list-item>
                <text:p text:style-name="P18">Nombre o razón social y número de Registro Único de Información Fiscal (RIF) del tercero. </text:p>
              </text:list-item>
              <text:list-item>
                <text:p text:style-name="P18">Descripción de la venta del bien o de la prestación del servicio, con indicación de la cantidad y monto. Si se trata de un bien o servicio exento, exonerado o no gravado con el impuesto al valor agregado deberá aparecer al lado de la descripción o de su precio, el carácter E separado por un espacio en blanco y entre paréntesis según el siguiente formato: (E). </text:p>
              </text:list-item>
              <text:list-item>
                <text:p text:style-name="P18">Especificación del monto total de la base imponible del impuesto al valor agregado, de ser el caso, discriminada según la alícuota, indicando el porcentaje aplicable, así como la especificación del monto total exento o exonerado. </text:p>
              </text:list-item>
              <text:list-item>
                <text:p text:style-name="P18">Especificación del monto total del impuesto al valor agregado, discriminado según la alícuota indicando el porcentaje aplicable, de ser el caso. </text:p>
              </text:list-item>
              <text:list-item>
                <text:p text:style-name="P18">Indicación del valor total de la venta de los bienes o de la prestación del servicio o de la suma de ambos, si corresponde. </text:p>
              </text:list-item>
              <text:list-item>
                <text:p text:style-name="P40">En los casos de operaciones gravadas con el impuesto al valor agregado, cuya contraprestación haya sido expresada en moneda extranjera, equivalente a la cantidad correspondiente en moneda nacional, deberán constar ambas cantidades en la factura, con indicación del monto total y del tipo de cambio aplicable. En tales casos, el emisor deberá entregar a los sujetos a favor de quienes se emite la factura, a más tardar dentro de los cinco días del mes siguiente a aquél en que se emite la factura, una copia certificada de la copia de la factura. El Servicio Nacional Integrado de Administración Aduanera y Tributaria (SENIAT), mediante Providencia Administrativa, podrá establecer el cumplimiento de determinados deberes y formalidades para la emisión de las referidas certificaciones. </text:p>
              </text:list-item>
            </text:list>
            <text:p text:style-name="P23"><text:span text:style-name="Strong_20_Emphasis">Artículo 33 </text:span><text:line-break/>Las facturas y otros documentos emitidos sobre formatos y formas libres deben ser de una página, con una longitud mínima de ocho (8) centímetros. Cuando las operaciones realizadas no puedan reflejarse en una sola página, se emitirán tantas facturas o documentos como sean necesarios, con un número de factura o documento distinto para cada uno.<text:line-break/>Podrá reflejarse, exclusivamente, en el reverso de la factura la siguiente información:</text:p>
            <text:list xml:id="list1703939137" text:style-name="L18">
              <text:list-item>
                <text:p text:style-name="P19">Nombre y Apellido o razón social, domicilio fiscal y número de Registro Único de información Fiscal del emisor. </text:p>
              </text:list-item>
              <text:list-item>
                <text:p text:style-name="P19">La razón social y el número de Registro Único de Información Fiscal (RIF) de la imprenta <text:soft-page-break/>autorizada. </text:p>
              </text:list-item>
              <text:list-item>
                <text:p text:style-name="P19">Número y fecha de la Providencia Administrativa de autorización para la elaboración de documentos otorgado a la imprenta. </text:p>
              </text:list-item>
              <text:list-item>
                <text:p text:style-name="P19">Los Números de Control asignados por la imprenta expresado de la siguiente manera desde el Nº... hasta el Nº...”. </text:p>
              </text:list-item>
              <text:list-item>
                <text:p text:style-name="P41">La fecha de elaboración del formato o la forma libre. </text:p>
              </text:list-item>
            </text:list>
            <text:p text:style-name="P23"><text:span text:style-name="Strong_20_Emphasis">Artículo 34 </text:span><text:line-break/>La fecha de emisión de los documentos, así como su fecha de elaboración por la imprenta, debe estructurarse con el siguiente formato: DDMMAAAA, donde DD serán los dos (2) dígitos del día, MM serán los dos (2) dígitos del mes y AAAA, serán los cuatro (4) dígitos del año. Los dígitos podrán separarse mediante caracteres en blanco o separadores entre ellos, tales como puntos, guiones y barras, entre otros.</text:p>
            <text:p text:style-name="P23"><text:span text:style-name="Strong_20_Emphasis">Artículo 35 </text:span><text:line-break/>Las facturas y otros documentos emitidos, sobre formatos o formas libres pueden ser diseñados según las necesidades del emisor para la realización de sus actividades, pero en todo caso deben cumplir con los requisitos exigidos en esta Providencia Administrativa.</text:p>
            <text:p text:style-name="P23"><text:span text:style-name="Strong_20_Emphasis">Artículo 36 </text:span><text:line-break/>Mientras no esté prescrita la obligación tributaria, los originales de las facturas y otros documentos que sean anulados, junto con su copia, deben ser conservados por el emisor a disposición del Servicio Nacional Integrado de Administración Aduanera y Tributaria (SENIAT).</text:p>
            <text:p text:style-name="P23"><text:span text:style-name="Strong_20_Emphasis">Artículo 37</text:span><text:line-break/>Podrá omitirse la generación física de las respectivas copias cuando:</text:p>
            <text:list xml:id="list1537280464" text:style-name="L19">
              <text:list-item>
                <text:p text:style-name="P20">Se emitan mensualmente cinco mil (5.000) o más documentos sobre formas libres. </text:p>
              </text:list-item>
              <text:list-item>
                <text:p text:style-name="P20">Sea conservada una imagen digital de cada documento original, mediante la transformación del documento físico a formato electrónico. </text:p>
              </text:list-item>
              <text:list-item>
                <text:p text:style-name="P20">Se registren las operaciones en el libro de venta, indicando, adicionalmente a los datos exigidos en las normas tributarias, el número de control de las formas libres utilizadas. </text:p>
              </text:list-item>
              <text:list-item>
                <text:p text:style-name="P20">No sea uno de los sujetos a que hace referencia el Artículo 8 de esta Providencia. </text:p>
              </text:list-item>
              <text:list-item>
                <text:p text:style-name="P42">Se transmitan mensualmente las operaciones efectuadas a la Administración Tributaria, según las especificaciones determinadas por ésta en su Portal Fiscal. </text:p>
              </text:list-item>
            </text:list>
            <text:p text:style-name="P23">Las imágenes digitales de los documentos deben ser conservadas en medios electrónicos o magnéticos que impidan la alteración de los datos y estén protegidas contra virus o daños que imposibiliten su visualización o reproducción, mientras no esté prescrita la obligación tributaria.</text:p>
            <text:p text:style-name="P23"><text:span text:style-name="Strong_20_Emphasis">Artículo 38</text:span><text:line-break/>Cuando el emisor cambie de nombre, razón social o de domicilio y esta información se encuentre preimpresa en sus facturas y otros documentos, éstos sólo pueden ser utilizados hasta por treinta días continuos luego de producido el cambio o hasta agotar su existencia, lo que ocurra primero.</text:p>
            <text:p text:style-name="P23"><text:span text:style-name="Strong_20_Emphasis">Artículo 39</text:span><text:line-break/>Las facturas y otros documentos que hubieren sido elaborados por imprentas cuya autorización sea <text:soft-page-break/>posteriormente revocada pueden ser utilizados válidamente hasta agotar su existencia.</text:p>
            <text:p text:style-name="P23"><text:span text:style-name="Strong_20_Emphasis">Artículo 40 </text:span><text:line-break/>Las facturas y otros documentos que no hayan sido utilizados deben ser destruidos, previa autorización de la Gerencia Regional de Tributos Internos del domicilio fiscal del emisor o la que sea competente en virtud de su condición de sujeto pasivo especial, cuando:</text:p>
            <text:list xml:id="list1992599112" text:style-name="L20">
              <text:list-item>
                <text:p text:style-name="P21">Se encontraren dañados de modo que resulte imposible su utilización. </text:p>
              </text:list-item>
              <text:list-item>
                <text:p text:style-name="P21">No puedan utilizarse por disposición del Servicio Nacional Integrado de Administración Aduanera y Tributaria (SENIAT), conforme se establezca en Providencia Administrativa de carácter general que al efecto sea dictada. </text:p>
              </text:list-item>
              <text:list-item>
                <text:p text:style-name="P43">Se produzcan cambios en la identificación del emisor o en su domicilio fiscal. </text:p>
              </text:list-item>
            </text:list>
            <text:p text:style-name="P23">La autorización para la destrucción de facturas y otros documentos debe solicitarse dentro de los quince días continuos después de ocurrida alguna de las causas señaladas en los numerales 1 y 2de este artículo. Para el caso regulado en el numeral 3 del presente artículo, la autorización deberá solicitarse dentro de los quince días continuos después de transcurrido el plazo establecido en el Artículo 38 de esta Providencia Administrativa.</text:p>
            <text:p text:style-name="P23"><text:span text:style-name="Strong_20_Emphasis">Artículo 41</text:span><text:line-break/>Las facturas y otros documentos que se emitan no deben tener tachaduras ni enmendaduras, salvo en los casos que autorice el Servicio Nacional Integrado de Administración Aduanera y Tributaria(SENIAT), mediante Providencia Administrativa de carácter general.</text:p>
            <text:p text:style-name="P23"><text:span text:style-name="Strong_20_Emphasis">Artículo 42 </text:span><text:line-break/>Mientras no esté prescrita la obligación tributaria, los datos contenidos en las facturas y otros documentos deben ser legibles y permanecer sin alteraciones.</text:p>
            <text:p text:style-name="P23"><text:span text:style-name="Strong_20_Emphasis">Artículo 43 </text:span><text:line-break/>En los casos en que la pérdida de la factura, nota de débito o nota de crédito, obedezca a circunstancias no imputables al contribuyente receptor, tendrán el mismo valor probatorio que los originales, las certificaciones de las copias que, bajo fe de juramento, emitan los proveedores de los bienes y servicios. El Servicio Nacional Integrado de Administración Aduanera y Tributaria (SENIAT), mediante Providencia Administrativa, podrá establecer el cumplimiento de determinados deberes y formalidades para la emisión de las referidas certificaciones.</text:p>
            <text:p text:style-name="P23">La emisión de las certificaciones a las que hace referencia este artículo no menoscaba el ejercicio de las facultades de verificación, fiscalización y determinación de la Administración Tributaria.</text:p>
            <text:p text:style-name="P23"><text:span text:style-name="Strong_20_Emphasis">Artículo 44 </text:span><text:line-break/>Los emisores deberán solicitar por escrito, a las imprentas autorizadas la elaboración de formatos y formas libres, indicando el número de control inicial y el final, así como el número de documento inicial y el final en caso de requerir formatos. La numeración de control es consecutiva y única para cada emisor y está conformada por dos (2) campos, un identificador de dos (2) dígitos y un secuencial numérico de hasta ocho (8) dígitos.</text:p>
            <text:p text:style-name="P23">El Servicio Nacional Integrado de Administración Aduanera y Tributaria (SENIAT) publicará en su <text:soft-page-break/>Portal Fiscal una lista de las imprentas autorizadas.</text:p>
            <text:p text:style-name="P23"><text:span text:style-name="Strong_20_Emphasis">Capítulo IV</text:span></text:p>
            <text:p text:style-name="P23"><text:span text:style-name="Strong_20_Emphasis">De los Usuarios de Máquinas Fiscales</text:span></text:p>
            <text:p text:style-name="P23"><text:span text:style-name="Strong_20_Emphasis">Artículo 45 </text:span><text:line-break/>El usuario de las Máquinas Fiscales debe cumplir con las siguientes obligaciones:</text:p>
            <text:list xml:id="list2169058273" text:style-name="L21">
              <text:list-item>
                <text:p text:style-name="P22">Informar al distribuidor o al centro de servicio técnico autorizado, la desincorporación de cualquier Máquina Fiscal, sea por desuso, sustitución, agotamiento de las memorias o cualquier otra circunstancia que justifique su inutilización. </text:p>
              </text:list-item>
              <text:list-item>
                <text:p text:style-name="P22">Contratar exclusivamente los servicios de reparación o mantenimiento con fabricantes o sus representantes, o con los centros de servicio técnico autorizados por éstos. </text:p>
              </text:list-item>
              <text:list-item>
                <text:p text:style-name="P22">Conservar en el local y en buen estado el Libro de Control de Reparación y Mantenimiento. </text:p>
              </text:list-item>
              <text:list-item>
                <text:p text:style-name="P22">Modificar las alícuotas impositivas cuando se produzcan reformas legales de las mismas, siguiendo las instrucciones establecidas en el Manual del Usuario. </text:p>
              </text:list-item>
              <text:list-item>
                <text:p text:style-name="P22">Emitir el Reporte Global Diario o Reporte “Z” de las Máquinas Fiscales utilizadas, por cada día de operación. </text:p>
              </text:list-item>
              <text:list-item>
                <text:p text:style-name="P22">Tener en lugar visible, pantallas que muestren el precio de la venta o prestación de servicio, al momento de registrarlo. </text:p>
              </text:list-item>
              <text:list-item>
                <text:p text:style-name="P22">Tener por modelo de Impresora Fiscal, como mínimo, un panel de control que facilite la obtención del Reporte de Memoria Fiscal de todas las Impresoras Fiscales que posee. </text:p>
              </text:list-item>
              <text:list-item>
                <text:p text:style-name="P22">Conservar adecuadamente las unidades de memoria reemplazadas, de forma que posibilite la recuperación de los datos, por un plazo mínimo de cinco años, contados a partir del primero de enero del año siguiente a aquél en el cual hubieren sido removidas. </text:p>
              </text:list-item>
              <text:list-item>
                <text:p text:style-name="P22">Conservar en buen estado el Dispositivo de Seguridad y la Etiqueta Fiscal adheridas a la Máquina Fiscal. </text:p>
              </text:list-item>
              <text:list-item>
                <text:p text:style-name="P22">Emitir los Reportes de Memoria Fiscal, a solicitud del Servicio Nacional Integrado de Administración Aduanera y Tributaria (SENIAT). </text:p>
              </text:list-item>
              <text:list-item>
                <text:p text:style-name="P22">Guardar en orden cronológico y en buen estado los Rollos de Auditoría por un período de dos años continuos, contado a partir de la fecha de la última operación registrada en los rollos. </text:p>
              </text:list-item>
              <text:list-item>
                <text:p text:style-name="P44">Informar a la Gerencia Regional de Tributos Internos del Servicio Nacional Integrado de Administración Aduanera y Tributaria (SENIAT), correspondiente a su domicilio fiscal o la que sea competente en virtud de su condición de sujeto pasivo especial, de la pérdida de Máquinas Fiscales, dentro de los dos días hábiles siguientes de producida, debiendo anexar copia de la denuncia policial o judicial o denuncias de siniestros. </text:p>
              </text:list-item>
            </text:list>
            <text:p text:style-name="P23"><text:span text:style-name="Strong_20_Emphasis">Artículo 46 </text:span><text:line-break/>El usuario de la Máquina Fiscal no podrá bajo ninguna figura transmitir la propiedad o el uso de la misma, excepto cuando se trate de la transmisión de propiedad a un fabricante o representante autorizado para su enajenación. En estos casos, el usuario deberá conservar la memoria fiscal y de auditoría por el lapso de prescripción establecido en el Código Orgánico Tributario.</text:p>
            <text:p text:style-name="P23"><text:span text:style-name="Strong_20_Emphasis">Artículo 47 </text:span><text:line-break/>De comprobarse que las modificaciones o alteraciones a la Máquina Fiscal son imputables exclusivamente al usuario, ya sea a título de culpa o dolo, éste deberá sustituirla en el plazo de dos días hábiles, contados a partir de su comprobación, debiendo emitir facturas y otros documentos, sobre <text:soft-page-break/>formatos elaborados por imprentas autorizadas, sin perjuicio de las sanciones a las que hubiere lugar. En estos casos, el usuario deberá conservar las memorias fiscales y de auditoría por el lapso de prescripción establecido en el Código Orgánico Tributario.</text:p>
            <text:p text:style-name="P23"><text:span text:style-name="Strong_20_Emphasis">Artículo 48</text:span><text:line-break/>Durante la realización de sus operaciones comerciales, el usuario de la Máquina Fiscal, debe abstenerse de utilizar y tener dentro del local otro tipo de impresora no integrado a la Máquina Fiscal, para la totalización de las operaciones de ventas o prestaciones de servicio.</text:p>
            <text:p text:style-name="P23"><text:span text:style-name="Strong_20_Emphasis">Artículo 49</text:span><text:line-break/>Queda expresamente prohibida a los sujetos prestadores de servicios obligados al uso de máquinas fiscales, señalados en el artículo 8 de la presente Providencia Administrativa, la emisión de cualquier otro tipo de documento distinto a facturas, que sean utilizados para informar el monto parcial o total de las operaciones efectuadas, tales como: estados de cuenta, reportes gerenciales, notas de consumo estados demostrativos y sus similares, aún cuando el medio de emisión lo permita.</text:p>
            <text:p text:style-name="P23"><text:span text:style-name="Strong_20_Emphasis">Disposiciones Transitorias </text:span></text:p>
            <text:p text:style-name="P23"><text:span text:style-name="Strong_20_Emphasis">Primera </text:span></text:p>
            <text:p text:style-name="P23">Las personas señaladas en el Artículo 2 de esta Providencia Administrativa podrán seguir emitiendo facturas y otros documentos que se hubieren elaborado conforme a lo dispuesto en la Providencia Administrativa Nº 0591 de fecha 28 de agosto de 2007, publicada en la Gaceta Oficial de la República Bolivariana de Venezuela Nº 38.776 de fecha 25 de septiembre de 2007, y en la Providencia Administrativa Nº 0257 de fecha 19 de agosto de 2008 publicada en la Gaceta Oficial de la República Bolivariana de Venezuela Nº 38.997, de fecha 19 de agosto de 2008, hasta agotar su existencia.</text:p>
            <text:p text:style-name="P23"><text:span text:style-name="Strong_20_Emphasis">Segunda</text:span></text:p>
            <text:p text:style-name="P23">Los sujetos pasivos obligados al uso de Máquinas Fiscales dedicados a las actividades económicas enunciadas en el numeral 3 y en el primer aparte del Artículo 8 de la presente Providencia Administrativa, no contemplados en la Providencia Administrativa Nº 0257, publicada en la Gaceta Oficial de la República Bolivariana de Venezuela Nº 38.997 de fecha 19 de agosto de2008, deben dar cumplimiento a esta obligación a partir del primer día del tercer mes calendario de su entrada en vigencia. Si el sujeto pasivo posee más de un establecimiento o sucursal podrá dar cumplimiento a esta obligación de manera progresiva, utilizando, en los locales que aún no haya instalado la Máquina Fiscal, los medio de emisión previstos en los numerales 1 y 2 del Artículo 6 de esta Providencia Administrativa. En todo caso, a partir de la fecha prevista en el encabezamiento de esta Disposición, todos los establecimientos o sucursales deberán utilizar Máquinas Fiscales</text:p>
            <text:p text:style-name="P23"><text:span text:style-name="Strong_20_Emphasis">Tercera</text:span></text:p>
            <text:p text:style-name="P23">Los sujetos pasivos que inicien actividades con posterioridad a la entrada en vigencia de esta Providencia Administrativa, que cumplan con lo establecido en los numerales 2 y 3 del artículo 8,están obligados a emplear, exclusivamente, máquinas fiscales como medio de emisión de facturas otros documentos, independientemente que hayan obtenido o no la cantidad de ingresos establecidos en el numeral 1 del mencionado artículo.</text:p>
            <text:p text:style-name="P23"><text:soft-page-break/><text:span text:style-name="Strong_20_Emphasis">Cuarta</text:span></text:p>
            <text:p text:style-name="P23">Las certificaciones de débito fiscal exonerado elaboradas con anterioridad a la entrada en vigencia de la presente Providencia Administrativa, podrán seguir utilizándose hasta el plazo de un (01) año, contado a partir de la publicación en la Gaceta Oficial de la República Bolivariana de Venezuela, o hasta agotarse su existencia, lo que ocurra primero. A partir de la entrada en vigencia de esta Providencia Administrativa, sólo podrá solicitarse la elaboración de certificaciones de débito fiscal exonerado a una imprenta autorizada, cumpliéndose con los requisitos establecidos en la presente Providencia Administrativa. </text:p>
            <text:p text:style-name="P23"><text:span text:style-name="Strong_20_Emphasis">Disposiciones Finales</text:span></text:p>
            <text:p text:style-name="P23"><text:span text:style-name="Strong_20_Emphasis">Primera</text:span></text:p>
            <text:p text:style-name="P23">Los documentos que se emitan en materia de Alcohol y Especies Alcohólicas, deben cumplir con las disposiciones de esta Providencia Administrativa y con lo dispuesto en el artículo 240 del Reglamento de la Ley de Impuesto Sobre Alcohol y Especies Alcohólicas, sin perjuicio de las disposiciones específicas que al efecto dicte el Servicio Nacional Integrado de Administración Aduanera y Tributaria (SENIAT).</text:p>
            <text:p text:style-name="P23"><text:span text:style-name="Strong_20_Emphasis">Segunda</text:span></text:p>
            <text:p text:style-name="P23">El Servicio Nacional Integrado de Administración Aduanera y Tributaria (SENIAT) dictará, mediante Providencia Administrativa de carácter general, las disposiciones que regulen la enajenación y utilización de máquinas expendedoras de bienes y servicios.</text:p>
            <text:p text:style-name="P23"><text:span text:style-name="Strong_20_Emphasis">Tercera</text:span></text:p>
            <text:p text:style-name="P23">Los contribuyentes y demás sujetos sometidos a las disposiciones de esta Providencia Administrativa, que no den cumplimiento a las normas en ella previstas, serán sancionados de conformidad con lo dispuesto en el Código Orgánico Tributario.</text:p>
            <text:p text:style-name="P23"><text:span text:style-name="Strong_20_Emphasis">Cuarta</text:span></text:p>
            <text:p text:style-name="P23">Los entes públicos nacionales no estarán obligados a cumplir las disposiciones contenidas en el Artículo 37 de esta Providencia, pudiendo éstos, en los casos que emitan más de cinco mil (5.000) facturas, obviar la generación física de sus copias.</text:p>
            <text:p text:style-name="P23"><text:span text:style-name="Strong_20_Emphasis">Quinta</text:span></text:p>
            <text:p text:style-name="P23">A los efectos de esta Providencia Administrativa, se entiende por Portal Fiscal la página Web htpp://www.seniat.gob.ve, o cualquiera otra que sea creada para sustituirla por el Servicio Nacional Integrado de Administración Aduanera y Tributaria (SENIAT).</text:p>
            <text:p text:style-name="P23"><text:span text:style-name="Strong_20_Emphasis">Sexta</text:span></text:p>
            <text:p text:style-name="P23">Quedan vigentes las disposiciones especiales de facturación establecidas en las Providencias Números 603, 0474 y 0456 de fechas 13/04/1998, 24/09/2004 y 07/07/2005, respectivamente, publicadas en las <text:soft-page-break/>Gacetas Oficiales Números 36.435, 38.035 y 38.233 de fechas 17/04/199801/10/2004 y 21/07/2005, respectivamente.</text:p>
            <text:p text:style-name="P23"><text:span text:style-name="Strong_20_Emphasis">Séptima</text:span></text:p>
            <text:p text:style-name="P23">Esta Providencia Administrativa entrará en vigencia a partir de su publicación en la Gaceta Oficial de la República Bolivariana de Venezuela.</text:p>
            <text:p text:style-name="P23"><text:span text:style-name="Strong_20_Emphasis">Octava</text:span></text:p>
            <text:p text:style-name="P23">A partir de la publicación en Gaceta Oficial de esta Providencia Administrativa, que dará derogada la Providencia Administrativa Nº 0257 que establece las Normas Generales de Emisión de Facturas y Otros Documentos de fecha 19 de agosto de 2008, publicada en la Gaceta Oficial de la República Bolivariana de Venezuela Nº 38.997 de fecha 19 de agosto de 2008.Dado en Caracas a los días del mes de 2011. Años 201º de la Independencia, 152º de la Federación y 12º de la Revolución. </text:p>
            <text:p text:style-name="P23">Comuníquese y publíquese.</text:p>
            <text:p text:style-name="P45">JOSÉ DAVID CABELLO RONDÓN<text:line-break/>Superintendente del Servicio Nacional Integrado de Administración Aduanera y Tributaria<text:line-break/>Decreto Nº 5.851 del 01-02-2008<text:line-break/>Gaceta Oficial Nº 38.863 del 01-02-2008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FreeSans"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0T14:34:29</meta:creation-date>
    <dc:date>2015-07-20T14:36:54</dc:date>
    <meta:editing-duration>P0D</meta:editing-duration>
    <meta:editing-cycles>1</meta:editing-cycles>
    <meta:document-statistic meta:table-count="1" meta:image-count="0" meta:object-count="0" meta:page-count="20" meta:paragraph-count="300" meta:word-count="8624" meta:character-count="27306" meta:non-whitespace-character-count="46831"/>
    <meta:generator>LibreOffice/3.5$Linux_x86 LibreOffice_project/350m1$Build-2</meta:generator>
  </office:meta>
</office:document-meta>
</file>